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i-monospace" svg:font-family="ui-monospace, SFMono-Regular, 'SF Mono', Menlo, Consolas, 'Liberation Mono', monospace"/>
  </office:font-face-decls>
  <office:automatic-styles>
    <style:style style:name="P1" style:family="paragraph" style:parent-style-name="Standard">
      <style:paragraph-properties fo:text-align="justify" style:justify-single-word="false"/>
      <style:text-properties fo:font-size="20pt" fo:font-weight="bold" officeooo:rsid="00112ace" officeooo:paragraph-rsid="00112ace" fo:background-color="#ffffff"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20pt" fo:font-style="italic" fo:font-weight="normal" officeooo:rsid="00112ace" officeooo:paragraph-rsid="00112ace" fo:background-color="#ffffff" style:font-size-asian="20pt" style:font-style-asian="italic" style:font-weight-asian="normal" style:font-size-complex="20pt" style:font-style-complex="italic" style:font-weight-complex="normal"/>
    </style:style>
    <style:style style:name="P3" style:family="paragraph" style:parent-style-name="Standard">
      <style:paragraph-properties fo:text-align="justify" style:justify-single-word="false"/>
      <style:text-properties fo:font-size="22pt" fo:font-style="normal" fo:font-weight="bold" officeooo:rsid="00112ace" officeooo:paragraph-rsid="00112ace" fo:background-color="#ffffff" style:font-size-asian="22pt" style:font-style-asian="normal" style:font-weight-asian="bold" style:font-size-complex="22pt" style:font-style-complex="normal" style:font-weight-complex="bold"/>
    </style:style>
    <style:style style:name="P4" style:family="paragraph" style:parent-style-name="Standard">
      <style:paragraph-properties fo:text-align="justify" style:justify-single-word="false"/>
      <style:text-properties fo:font-size="22pt" fo:font-style="normal" fo:font-weight="bold" officeooo:rsid="001404f7" officeooo:paragraph-rsid="001404f7" fo:background-color="#ffffff" style:font-size-asian="22pt" style:font-style-asian="normal" style:font-weight-asian="bold" style:font-size-complex="22pt" style:font-style-complex="normal" style:font-weight-complex="bold"/>
    </style:style>
    <style:style style:name="P5" style:family="paragraph" style:parent-style-name="Standard">
      <style:paragraph-properties fo:text-align="justify" style:justify-single-word="false"/>
      <style:text-properties fo:font-size="22pt" fo:font-style="italic" fo:font-weight="normal" officeooo:rsid="00132edb" officeooo:paragraph-rsid="00132edb" fo:background-color="#ffffff" style:font-size-asian="22pt" style:font-style-asian="italic" style:font-weight-asian="normal" style:font-size-complex="22pt" style:font-style-complex="italic" style:font-weight-complex="normal"/>
    </style:style>
    <style:style style:name="P6" style:family="paragraph" style:parent-style-name="Standard">
      <style:paragraph-properties fo:text-align="justify" style:justify-single-word="false"/>
      <style:text-properties fo:color="#000000" loext:opacity="100%" fo:font-size="22pt" fo:font-style="normal" fo:font-weight="bold" officeooo:rsid="0016fde0" officeooo:paragraph-rsid="0016fde0" fo:background-color="#ffffff" style:font-size-asian="22pt" style:font-style-asian="normal" style:font-weight-asian="bold" style:font-size-complex="22pt" style:font-style-complex="normal" style:font-weight-complex="bold"/>
    </style:style>
    <style:style style:name="P7" style:family="paragraph" style:parent-style-name="Standard">
      <style:paragraph-properties fo:text-align="justify" style:justify-single-word="false"/>
      <style:text-properties fo:color="#000000" loext:opacity="100%" fo:font-size="22pt" fo:font-style="normal" fo:font-weight="bold" officeooo:rsid="00178e2e" officeooo:paragraph-rsid="00178e2e" fo:background-color="#ffffff" style:font-size-asian="22pt" style:font-style-asian="normal" style:font-weight-asian="bold" style:font-size-complex="22pt" style:font-style-complex="normal" style:font-weight-complex="bold"/>
    </style:style>
    <style:style style:name="P8" style:family="paragraph" style:parent-style-name="Standard">
      <style:paragraph-properties fo:text-align="justify" style:justify-single-word="false"/>
      <style:text-properties fo:color="#000000" loext:opacity="100%" fo:font-size="22pt" fo:font-style="normal" fo:font-weight="bold" officeooo:rsid="00178ecc" officeooo:paragraph-rsid="00178ecc" fo:background-color="#ffffff" style:font-size-asian="22pt" style:font-style-asian="normal" style:font-weight-asian="bold" style:font-size-complex="22pt" style:font-style-complex="normal" style:font-weight-complex="bold"/>
    </style:style>
    <style:style style:name="P9" style:family="paragraph" style:parent-style-name="Standard">
      <style:paragraph-properties fo:text-align="justify" style:justify-single-word="false"/>
      <style:text-properties fo:color="#000000" loext:opacity="100%" fo:font-size="22pt" fo:font-style="normal" fo:font-weight="bold" officeooo:rsid="00178ecc" officeooo:paragraph-rsid="0031c5db" fo:background-color="#ffffff" style:font-size-asian="22pt" style:font-style-asian="normal" style:font-weight-asian="bold" style:font-size-complex="22pt" style:font-style-complex="normal" style:font-weight-complex="bold"/>
    </style:style>
    <style:style style:name="P10" style:family="paragraph" style:parent-style-name="Standard">
      <style:paragraph-properties fo:text-align="justify" style:justify-single-word="false"/>
      <style:text-properties fo:color="#000000" loext:opacity="100%" fo:font-size="22pt" fo:font-style="normal" fo:font-weight="bold" officeooo:rsid="001b21b3" officeooo:paragraph-rsid="001b21b3" fo:background-color="#ffffff" style:font-size-asian="22pt" style:font-style-asian="normal" style:font-weight-asian="bold" style:font-size-complex="22pt" style:font-style-complex="normal" style:font-weight-complex="bold"/>
    </style:style>
    <style:style style:name="P11" style:family="paragraph" style:parent-style-name="Standard">
      <style:paragraph-properties fo:text-align="justify" style:justify-single-word="false"/>
      <style:text-properties fo:color="#000000" loext:opacity="100%" fo:font-size="22pt" fo:font-style="normal" fo:font-weight="bold" officeooo:rsid="001df1f1" officeooo:paragraph-rsid="001df1f1" fo:background-color="#ffffff" style:font-size-asian="22pt" style:font-style-asian="normal" style:font-weight-asian="bold" style:font-size-complex="22pt" style:font-style-complex="normal" style:font-weight-complex="bold"/>
    </style:style>
    <style:style style:name="P12" style:family="paragraph" style:parent-style-name="Standard">
      <style:paragraph-properties fo:text-align="justify" style:justify-single-word="false"/>
      <style:text-properties fo:color="#000000" loext:opacity="100%" fo:font-size="22pt" fo:font-style="normal" fo:font-weight="bold" officeooo:rsid="0021588c" officeooo:paragraph-rsid="0021588c" fo:background-color="#ffffff" style:font-size-asian="22pt" style:font-style-asian="normal" style:font-weight-asian="bold" style:font-size-complex="22pt" style:font-style-complex="normal" style:font-weight-complex="bold"/>
    </style:style>
    <style:style style:name="P13" style:family="paragraph" style:parent-style-name="Standard">
      <style:paragraph-properties fo:text-align="justify" style:justify-single-word="false"/>
      <style:text-properties fo:color="#000000" loext:opacity="100%" fo:font-size="22pt" fo:font-style="normal" fo:font-weight="bold" officeooo:rsid="00244f39" officeooo:paragraph-rsid="00244f39" fo:background-color="#ffffff" style:font-size-asian="22pt" style:font-style-asian="normal" style:font-weight-asian="bold" style:font-size-complex="22pt" style:font-style-complex="normal" style:font-weight-complex="bold"/>
    </style:style>
    <style:style style:name="P14" style:family="paragraph" style:parent-style-name="Standard">
      <style:paragraph-properties fo:text-align="justify" style:justify-single-word="false"/>
      <style:text-properties fo:color="#000000" loext:opacity="100%" fo:font-size="22pt" fo:font-style="normal" fo:font-weight="bold" officeooo:rsid="002785cb" officeooo:paragraph-rsid="002785cb" fo:background-color="#ffffff" style:font-size-asian="22pt" style:font-style-asian="normal" style:font-weight-asian="bold" style:font-size-complex="22pt" style:font-style-complex="normal" style:font-weight-complex="bold"/>
    </style:style>
    <style:style style:name="P15" style:family="paragraph" style:parent-style-name="Standard">
      <style:paragraph-properties fo:text-align="justify" style:justify-single-word="false"/>
      <style:text-properties fo:color="#000000" loext:opacity="100%" fo:font-size="22pt" fo:font-style="normal" fo:font-weight="bold" officeooo:rsid="00257e0e" officeooo:paragraph-rsid="00257e0e" fo:background-color="#ffffff" style:font-size-asian="22pt" style:font-style-asian="normal" style:font-weight-asian="bold" style:font-size-complex="22pt" style:font-style-complex="normal" style:font-weight-complex="bold"/>
    </style:style>
    <style:style style:name="P16" style:family="paragraph" style:parent-style-name="Standard">
      <style:paragraph-properties fo:text-align="justify" style:justify-single-word="false"/>
      <style:text-properties fo:color="#000000" loext:opacity="100%" fo:font-size="22pt" fo:font-style="normal" fo:font-weight="bold" officeooo:rsid="002d7ed8" officeooo:paragraph-rsid="002d7ed8" fo:background-color="#ffffff" style:font-size-asian="22pt" style:font-style-asian="normal" style:font-weight-asian="bold" style:font-size-complex="22pt" style:font-style-complex="normal" style:font-weight-complex="bold"/>
    </style:style>
    <style:style style:name="P17" style:family="paragraph" style:parent-style-name="Standard">
      <style:paragraph-properties fo:text-align="justify" style:justify-single-word="false"/>
      <style:text-properties fo:color="#000000" loext:opacity="100%" fo:font-size="22pt" fo:font-style="normal" fo:font-weight="bold" officeooo:rsid="002eba87" officeooo:paragraph-rsid="002eba87" fo:background-color="#ffffff" style:font-size-asian="22pt" style:font-style-asian="normal" style:font-weight-asian="bold" style:font-size-complex="22pt" style:font-style-complex="normal" style:font-weight-complex="bold"/>
    </style:style>
    <style:style style:name="P18" style:family="paragraph" style:parent-style-name="Standard">
      <style:paragraph-properties fo:text-align="justify" style:justify-single-word="false"/>
      <style:text-properties fo:color="#000000" loext:opacity="100%" fo:font-size="22pt" fo:font-style="normal" fo:font-weight="bold" officeooo:rsid="002fd03d" officeooo:paragraph-rsid="002fd03d" fo:background-color="#ffffff" style:font-size-asian="22pt" style:font-style-asian="normal" style:font-weight-asian="bold" style:font-size-complex="22pt" style:font-style-complex="normal" style:font-weight-complex="bold"/>
    </style:style>
    <style:style style:name="P19" style:family="paragraph" style:parent-style-name="Standard">
      <style:paragraph-properties fo:text-align="justify" style:justify-single-word="false"/>
      <style:text-properties fo:color="#000000" loext:opacity="100%" fo:font-size="22pt" fo:font-style="normal" fo:font-weight="bold" officeooo:rsid="0031c5db" officeooo:paragraph-rsid="0031c5db" fo:background-color="#ffffff" style:font-size-asian="22pt" style:font-style-asian="normal" style:font-weight-asian="bold" style:font-size-complex="22pt" style:font-style-complex="normal" style:font-weight-complex="bold"/>
    </style:style>
    <style:style style:name="P20" style:family="paragraph" style:parent-style-name="Standard">
      <style:paragraph-properties fo:text-align="justify" style:justify-single-word="false"/>
      <style:text-properties fo:color="#000000" loext:opacity="100%" fo:font-size="22pt" fo:font-style="normal" fo:font-weight="bold" officeooo:rsid="00387072" officeooo:paragraph-rsid="00387072" fo:background-color="#ffffff" style:font-size-asian="22pt" style:font-style-asian="normal" style:font-weight-asian="bold" style:font-size-complex="22pt" style:font-style-complex="normal" style:font-weight-complex="bold"/>
    </style:style>
    <style:style style:name="P21" style:family="paragraph" style:parent-style-name="Standard">
      <style:paragraph-properties fo:text-align="justify" style:justify-single-word="false"/>
      <style:text-properties fo:color="#000000" loext:opacity="100%" fo:font-size="22pt" fo:font-style="normal" fo:font-weight="bold" officeooo:rsid="004c5a9e" officeooo:paragraph-rsid="0048dda0" fo:background-color="#ffffff" style:font-size-asian="22pt" style:font-style-asian="normal" style:font-weight-asian="bold" style:font-size-complex="22pt" style:font-style-complex="normal" style:font-weight-complex="bold"/>
    </style:style>
    <style:style style:name="P22" style:family="paragraph" style:parent-style-name="Standard">
      <style:paragraph-properties fo:text-align="justify" style:justify-single-word="false"/>
      <style:text-properties fo:color="#000000" loext:opacity="100%" fo:font-size="22pt" fo:font-style="normal" fo:font-weight="bold" officeooo:rsid="004d8dc1" officeooo:paragraph-rsid="004d8dc1" fo:background-color="#ffffff" style:font-size-asian="22pt" style:font-style-asian="normal" style:font-weight-asian="bold" style:font-size-complex="22pt" style:font-style-complex="normal" style:font-weight-complex="bold"/>
    </style:style>
    <style:style style:name="P23" style:family="paragraph" style:parent-style-name="Standard">
      <style:paragraph-properties fo:text-align="justify" style:justify-single-word="false"/>
      <style:text-properties fo:color="#000000" loext:opacity="100%" fo:font-size="22pt" fo:font-style="normal" fo:font-weight="bold" officeooo:rsid="0048dda0" officeooo:paragraph-rsid="0048dda0" fo:background-color="#ffffff" style:font-size-asian="22pt" style:font-style-asian="normal" style:font-weight-asian="bold" style:font-size-complex="22pt" style:font-style-complex="normal" style:font-weight-complex="bold"/>
    </style:style>
    <style:style style:name="P24" style:family="paragraph" style:parent-style-name="Standard">
      <style:paragraph-properties fo:text-align="justify" style:justify-single-word="false"/>
      <style:text-properties fo:color="#000000" loext:opacity="100%" fo:font-size="22pt" fo:font-style="normal" fo:font-weight="bold" officeooo:rsid="0048dda0" officeooo:paragraph-rsid="005702cd" fo:background-color="#ffffff" style:font-size-asian="22pt" style:font-style-asian="normal" style:font-weight-asian="bold" style:font-size-complex="22pt" style:font-style-complex="normal" style:font-weight-complex="bold"/>
    </style:style>
    <style:style style:name="P25" style:family="paragraph" style:parent-style-name="Standard">
      <style:paragraph-properties fo:text-align="justify" style:justify-single-word="false"/>
      <style:text-properties fo:color="#000000" loext:opacity="100%" fo:font-size="22pt" fo:font-style="normal" fo:font-weight="bold" officeooo:rsid="0048dda0" officeooo:paragraph-rsid="0065e913" fo:background-color="#ffffff" style:font-size-asian="22pt" style:font-style-asian="normal" style:font-weight-asian="bold" style:font-size-complex="22pt" style:font-style-complex="normal" style:font-weight-complex="bold"/>
    </style:style>
    <style:style style:name="P26" style:family="paragraph" style:parent-style-name="Standard">
      <style:paragraph-properties fo:text-align="justify" style:justify-single-word="false"/>
      <style:text-properties fo:color="#000000" loext:opacity="100%" fo:font-size="22pt" fo:font-style="normal" fo:font-weight="bold" officeooo:rsid="00610750" officeooo:paragraph-rsid="00610750" fo:background-color="#ffffff" style:font-size-asian="22pt" style:font-style-asian="normal" style:font-weight-asian="bold" style:font-size-complex="22pt" style:font-style-complex="normal" style:font-weight-complex="bold"/>
    </style:style>
    <style:style style:name="P27" style:family="paragraph" style:parent-style-name="Standard">
      <style:paragraph-properties fo:text-align="justify" style:justify-single-word="false"/>
      <style:text-properties fo:color="#000000" loext:opacity="100%" fo:font-size="22pt" fo:font-style="normal" fo:font-weight="bold" officeooo:rsid="00627da4" officeooo:paragraph-rsid="00627da4" fo:background-color="#ffffff" style:font-size-asian="22pt" style:font-style-asian="normal" style:font-weight-asian="bold" style:font-size-complex="22pt" style:font-style-complex="normal" style:font-weight-complex="bold"/>
    </style:style>
    <style:style style:name="P28" style:family="paragraph" style:parent-style-name="Standard">
      <style:paragraph-properties fo:text-align="justify" style:justify-single-word="false"/>
      <style:text-properties fo:color="#000000" loext:opacity="100%" fo:font-size="22pt" fo:font-style="normal" fo:font-weight="bold" officeooo:rsid="0064d9b8" officeooo:paragraph-rsid="0063e039" fo:background-color="#ffffff" style:font-size-asian="22pt" style:font-style-asian="normal" style:font-weight-asian="bold" style:font-size-complex="22pt" style:font-style-complex="normal" style:font-weight-complex="bold"/>
    </style:style>
    <style:style style:name="P29" style:family="paragraph" style:parent-style-name="Standard">
      <style:paragraph-properties fo:text-align="justify" style:justify-single-word="false"/>
      <style:text-properties fo:color="#000000" loext:opacity="100%" fo:font-size="22pt" fo:font-style="normal" fo:font-weight="bold" officeooo:rsid="0064d9b8" officeooo:paragraph-rsid="0064d9b8" fo:background-color="#ffffff" style:font-size-asian="22pt" style:font-style-asian="normal" style:font-weight-asian="bold" style:font-size-complex="22pt" style:font-style-complex="normal" style:font-weight-complex="bold"/>
    </style:style>
    <style:style style:name="P30" style:family="paragraph" style:parent-style-name="Standard">
      <style:paragraph-properties fo:text-align="justify" style:justify-single-word="false"/>
      <style:text-properties fo:color="#000000" loext:opacity="100%" fo:font-size="22pt" fo:font-style="normal" fo:font-weight="bold" officeooo:rsid="0064d9b8" officeooo:paragraph-rsid="0065e913" fo:background-color="#ffffff" style:font-size-asian="22pt" style:font-style-asian="normal" style:font-weight-asian="bold" style:font-size-complex="22pt" style:font-style-complex="normal" style:font-weight-complex="bold"/>
    </style:style>
    <style:style style:name="P31" style:family="paragraph" style:parent-style-name="Standard">
      <style:paragraph-properties fo:text-align="justify" style:justify-single-word="false"/>
      <style:text-properties fo:color="#000000" loext:opacity="100%" fo:font-size="22pt" fo:font-style="normal" fo:font-weight="bold" officeooo:rsid="0065e913" officeooo:paragraph-rsid="0065e913" fo:background-color="#ffffff" style:font-size-asian="22pt" style:font-style-asian="normal" style:font-weight-asian="bold" style:font-size-complex="22pt" style:font-style-complex="normal" style:font-weight-complex="bold"/>
    </style:style>
    <style:style style:name="P32" style:family="paragraph" style:parent-style-name="Standard">
      <style:paragraph-properties fo:text-align="justify" style:justify-single-word="false"/>
      <style:text-properties fo:color="#000000" loext:opacity="100%" fo:font-size="22pt" fo:font-style="normal" fo:font-weight="bold" officeooo:rsid="0065e913" officeooo:paragraph-rsid="006734b5" fo:background-color="#ffffff" style:font-size-asian="22pt" style:font-style-asian="normal" style:font-weight-asian="bold" style:font-size-complex="22pt" style:font-style-complex="normal" style:font-weight-complex="bold"/>
    </style:style>
    <style:style style:name="P33" style:family="paragraph" style:parent-style-name="Standard">
      <style:paragraph-properties fo:text-align="justify" style:justify-single-word="false"/>
      <style:text-properties fo:color="#000000" loext:opacity="100%" fo:font-size="22pt" fo:font-style="normal" fo:font-weight="bold" officeooo:rsid="006a5218" officeooo:paragraph-rsid="006a5218" fo:background-color="#ffffff" style:font-size-asian="22pt" style:font-style-asian="normal" style:font-weight-asian="bold" style:font-size-complex="22pt" style:font-style-complex="normal" style:font-weight-complex="bold"/>
    </style:style>
    <style:style style:name="P34" style:family="paragraph" style:parent-style-name="Standard">
      <style:paragraph-properties fo:text-align="justify" style:justify-single-word="false"/>
      <style:text-properties fo:color="#000000" loext:opacity="100%" fo:font-size="22pt" fo:font-style="normal" fo:font-weight="bold" officeooo:rsid="006d15ff" officeooo:paragraph-rsid="006d15ff" fo:background-color="#ffffff" style:font-size-asian="22pt" style:font-style-asian="normal" style:font-weight-asian="bold" style:font-size-complex="22pt" style:font-style-complex="normal" style:font-weight-complex="bold"/>
    </style:style>
    <style:style style:name="P35" style:family="paragraph" style:parent-style-name="Standard">
      <style:paragraph-properties fo:text-align="justify" style:justify-single-word="false"/>
      <style:text-properties fo:color="#000000" loext:opacity="100%" fo:font-size="22pt" fo:font-style="normal" fo:font-weight="bold" officeooo:rsid="0071f881" officeooo:paragraph-rsid="0071f881" fo:background-color="#ffffff" style:font-size-asian="22pt" style:font-style-asian="normal" style:font-weight-asian="bold" style:font-size-complex="22pt" style:font-style-complex="normal" style:font-weight-complex="bold"/>
    </style:style>
    <style:style style:name="P36" style:family="paragraph" style:parent-style-name="Standard">
      <style:paragraph-properties fo:text-align="justify" style:justify-single-word="false"/>
      <style:text-properties fo:color="#000000" loext:opacity="100%" fo:font-size="18pt" fo:font-style="normal" fo:font-weight="bold" officeooo:rsid="002785cb" officeooo:paragraph-rsid="002785cb" fo:background-color="#ffffff" style:font-size-asian="18pt" style:font-style-asian="normal" style:font-weight-asian="bold" style:font-size-complex="18pt" style:font-style-complex="normal" style:font-weight-complex="bold"/>
    </style:style>
    <style:style style:name="P37" style:family="paragraph" style:parent-style-name="Standard">
      <style:paragraph-properties fo:text-align="justify" style:justify-single-word="false"/>
      <style:text-properties fo:color="#000000" loext:opacity="100%" fo:font-style="normal" fo:font-weight="bold" officeooo:rsid="004fbfdc" officeooo:paragraph-rsid="004fbfdc"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color="#000000" loext:opacity="100%" fo:font-style="normal" fo:font-weight="bold" officeooo:rsid="0055174b" officeooo:paragraph-rsid="0055174b"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color="#000000" loext:opacity="100%" fo:font-style="normal" fo:font-weight="bold" officeooo:rsid="00593f07" officeooo:paragraph-rsid="00593f07"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color="#000000" loext:opacity="100%" fo:font-style="normal" fo:font-weight="bold" officeooo:rsid="00627da4" officeooo:paragraph-rsid="00627da4"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color="#000000" loext:opacity="100%" fo:font-style="normal" fo:font-weight="bold" officeooo:rsid="0063e039" officeooo:paragraph-rsid="0063e039"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color="#000000" loext:opacity="100%" fo:font-style="normal" fo:font-weight="bold" officeooo:rsid="0064d9b8" officeooo:paragraph-rsid="0064d9b8"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color="#000000" loext:opacity="100%" fo:font-style="normal" fo:font-weight="bold" officeooo:rsid="0064d9b8" officeooo:paragraph-rsid="0065e913"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color="#000000" loext:opacity="100%" fo:font-style="normal" fo:font-weight="bold" officeooo:rsid="0064d9b8" officeooo:paragraph-rsid="006734b5"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color="#000000" loext:opacity="100%" fo:font-style="normal" fo:font-weight="bold" officeooo:rsid="006734b5" officeooo:paragraph-rsid="006734b5" style:font-style-asian="normal" style:font-weight-asian="bold" style:font-style-complex="normal" style:font-weight-complex="bold"/>
    </style:style>
    <style:style style:name="P46" style:family="paragraph" style:parent-style-name="Standard">
      <style:paragraph-properties fo:text-align="center" style:justify-single-word="false"/>
      <style:text-properties fo:color="#55215b" loext:opacity="100%" fo:font-size="18pt" style:text-underline-style="solid" style:text-underline-width="auto" style:text-underline-color="font-color" fo:font-weight="bold" officeooo:rsid="00112ace" officeooo:paragraph-rsid="00112ace" fo:background-color="#ffff00" style:font-size-asian="18pt" style:font-weight-asian="bold" style:font-size-complex="18pt" style:font-weight-complex="bold"/>
    </style:style>
    <style:style style:name="P47" style:family="paragraph" style:parent-style-name="Standard">
      <style:paragraph-properties fo:text-align="justify" style:justify-single-word="false"/>
      <style:text-properties fo:color="#55215b" loext:opacity="100%" fo:font-size="24pt" style:text-underline-style="solid" style:text-underline-width="auto" style:text-underline-color="font-color" fo:font-weight="bold" officeooo:rsid="00112ace" officeooo:paragraph-rsid="00112ace" fo:background-color="#ffffff" style:font-size-asian="21pt" style:font-weight-asian="bold" style:font-size-complex="24pt" style:font-weight-complex="bold"/>
    </style:style>
    <style:style style:name="P48" style:family="paragraph" style:parent-style-name="Standard">
      <style:paragraph-properties fo:text-align="justify" style:justify-single-word="false"/>
      <style:text-properties style:font-name="Liberation Serif" fo:font-size="22pt" fo:font-style="normal" fo:font-weight="bold" officeooo:rsid="0015feff" officeooo:paragraph-rsid="001404f7" fo:background-color="#ffffff" style:font-size-asian="22pt" style:font-style-asian="normal" style:font-weight-asian="bold" style:font-size-complex="22pt" style:font-style-complex="normal" style:font-weight-complex="bold"/>
    </style:style>
    <style:style style:name="P49" style:family="paragraph" style:parent-style-name="Standard">
      <style:paragraph-properties fo:text-align="justify" style:justify-single-word="false"/>
      <style:text-properties fo:color="#f10d0c" loext:opacity="100%" style:font-name="Liberation Serif" fo:font-size="22pt" fo:font-style="italic" fo:font-weight="normal" officeooo:rsid="0015feff" officeooo:paragraph-rsid="0016fde0" fo:background-color="#ffffff" style:font-size-asian="22pt" style:font-style-asian="italic" style:font-weight-asian="normal" style:font-size-complex="22pt" style:font-style-complex="italic" style:font-weight-complex="normal"/>
    </style:style>
    <style:style style:name="P50" style:family="paragraph" style:parent-style-name="Standard">
      <style:paragraph-properties fo:text-align="justify" style:justify-single-word="false"/>
      <style:text-properties fo:color="#c9211e" loext:opacity="100%" fo:font-size="22pt" fo:font-style="italic" fo:font-weight="normal" officeooo:rsid="001d48b5" officeooo:paragraph-rsid="001be402" fo:background-color="#ffffff" style:font-size-asian="22pt" style:font-style-asian="italic" style:font-weight-asian="normal" style:font-size-complex="22pt" style:font-style-complex="italic" style:font-weight-complex="normal"/>
    </style:style>
    <style:style style:name="P51" style:family="paragraph" style:parent-style-name="Standard">
      <style:paragraph-properties fo:text-align="justify" style:justify-single-word="false"/>
      <style:text-properties fo:color="#c9211e" loext:opacity="100%" fo:font-size="22pt" fo:font-style="italic" fo:font-weight="normal" officeooo:rsid="004d8dc1" officeooo:paragraph-rsid="004d8dc1" fo:background-color="#ffffff" style:font-size-asian="22pt" style:font-style-asian="italic" style:font-weight-asian="normal" style:font-size-complex="22pt" style:font-style-complex="italic" style:font-weight-complex="normal"/>
    </style:style>
    <style:style style:name="P52" style:family="paragraph" style:parent-style-name="Standard">
      <style:paragraph-properties fo:text-align="justify" style:justify-single-word="false"/>
      <style:text-properties fo:color="#c9211e" loext:opacity="100%" fo:font-size="22pt" fo:font-style="italic" fo:font-weight="normal" officeooo:rsid="0055174b" officeooo:paragraph-rsid="0055174b" fo:background-color="#ffffff" style:font-size-asian="22pt" style:font-style-asian="italic" style:font-weight-asian="normal" style:font-size-complex="22pt" style:font-style-complex="italic" style:font-weight-complex="normal"/>
    </style:style>
    <style:style style:name="P53" style:family="paragraph" style:parent-style-name="Standard">
      <style:paragraph-properties fo:text-align="justify" style:justify-single-word="false"/>
      <style:text-properties fo:color="#c9211e" loext:opacity="100%" fo:font-size="18pt" fo:font-style="italic" fo:font-weight="bold" officeooo:rsid="002785cb" officeooo:paragraph-rsid="002785cb" fo:background-color="#ffffff" style:font-size-asian="18pt" style:font-style-asian="italic" style:font-weight-asian="bold" style:font-size-complex="18pt" style:font-style-complex="italic" style:font-weight-complex="bold"/>
    </style:style>
    <style:style style:name="P54" style:family="paragraph" style:parent-style-name="Standard">
      <style:paragraph-properties fo:text-align="justify" style:justify-single-word="false"/>
      <style:text-properties fo:color="#c9211e" loext:opacity="100%" fo:font-size="18pt" fo:font-style="italic" fo:font-weight="normal" officeooo:rsid="002785cb" officeooo:paragraph-rsid="002785cb" fo:background-color="#ffffff" style:font-size-asian="18pt" style:font-style-asian="italic" style:font-weight-asian="normal" style:font-size-complex="18pt" style:font-style-complex="italic" style:font-weight-complex="normal"/>
    </style:style>
    <style:style style:name="P55" style:family="paragraph" style:parent-style-name="Standard">
      <style:paragraph-properties fo:text-align="justify" style:justify-single-word="false"/>
      <style:text-properties fo:color="#c9211e" loext:opacity="100%" style:text-position="0% 100%" fo:font-size="22pt" fo:font-style="normal" style:text-underline-style="solid" style:text-underline-width="auto" style:text-underline-color="font-color" fo:font-weight="bold" officeooo:rsid="0030b324" officeooo:paragraph-rsid="0030b324" fo:background-color="#ffffff" style:font-size-asian="22pt" style:font-style-asian="normal" style:font-weight-asian="bold" style:font-size-complex="22pt" style:font-style-complex="normal" style:font-weight-complex="bold"/>
    </style:style>
    <style:style style:name="P56" style:family="paragraph" style:parent-style-name="Standard">
      <style:paragraph-properties fo:text-align="justify" style:justify-single-word="false"/>
      <style:text-properties officeooo:paragraph-rsid="0048dda0"/>
    </style:style>
    <style:style style:name="P57" style:family="paragraph" style:parent-style-name="Standard">
      <style:paragraph-properties fo:text-align="justify" style:justify-single-word="false"/>
      <style:text-properties officeooo:rsid="004d8dc1" officeooo:paragraph-rsid="004d8dc1"/>
    </style:style>
    <style:style style:name="P58" style:family="paragraph" style:parent-style-name="Standard">
      <style:paragraph-properties fo:text-align="justify" style:justify-single-word="false"/>
      <style:text-properties officeooo:rsid="005a245b" officeooo:paragraph-rsid="005a245b"/>
    </style:style>
    <style:style style:name="P59" style:family="paragraph" style:parent-style-name="Standard">
      <style:paragraph-properties fo:text-align="justify" style:justify-single-word="false"/>
      <style:text-properties fo:color="#ff4000" loext:opacity="100%" fo:font-size="22pt" fo:font-style="italic" fo:font-weight="normal" officeooo:rsid="005a245b" officeooo:paragraph-rsid="005a245b" fo:background-color="#ffffff" style:font-size-asian="22pt" style:font-style-asian="italic" style:font-weight-asian="normal" style:font-size-complex="22pt" style:font-style-complex="italic" style:font-weight-complex="normal"/>
    </style:style>
    <style:style style:name="P60" style:family="paragraph" style:parent-style-name="Standard">
      <style:paragraph-properties fo:text-align="justify" style:justify-single-word="false"/>
      <style:text-properties fo:color="#ff4000" loext:opacity="100%" fo:font-size="22pt" fo:font-style="normal" fo:font-weight="bold" officeooo:rsid="00610750" officeooo:paragraph-rsid="00610750" fo:background-color="#ffff00" style:font-size-asian="22pt" style:font-style-asian="normal" style:font-weight-asian="bold" style:font-size-complex="22pt" style:font-style-complex="normal" style:font-weight-complex="bold"/>
    </style:style>
    <style:style style:name="P61" style:family="paragraph" style:parent-style-name="Standard" style:list-style-name="L1">
      <style:paragraph-properties fo:text-align="justify" style:justify-single-word="false"/>
      <style:text-properties fo:font-size="20pt" fo:font-weight="bold" officeooo:rsid="00112ace" officeooo:paragraph-rsid="00112ace" fo:background-color="#ffffff" style:font-size-asian="20pt" style:font-weight-asian="bold" style:font-size-complex="20pt" style:font-weight-complex="bold"/>
    </style:style>
    <style:style style:name="P62" style:family="paragraph" style:parent-style-name="Standard" style:list-style-name="L1">
      <style:paragraph-properties fo:text-align="justify" style:justify-single-word="false"/>
      <style:text-properties fo:font-size="22pt" fo:font-weight="bold" officeooo:rsid="00112ace" officeooo:paragraph-rsid="00112ace" fo:background-color="#ffffff" style:font-size-asian="22pt" style:font-weight-asian="bold" style:font-size-complex="22pt" style:font-weight-complex="bold"/>
    </style:style>
    <style:style style:name="P63" style:family="paragraph" style:parent-style-name="Standard" style:list-style-name="L1">
      <style:paragraph-properties fo:text-align="justify" style:justify-single-word="false"/>
      <style:text-properties fo:font-size="22pt" fo:font-weight="bold" officeooo:rsid="00132edb" officeooo:paragraph-rsid="00132edb" fo:background-color="#ffffff" style:font-size-asian="22pt" style:font-weight-asian="bold" style:font-size-complex="22pt" style:font-weight-complex="bold"/>
    </style:style>
    <style:style style:name="P64" style:family="paragraph" style:parent-style-name="Standard" style:list-style-name="L1">
      <style:paragraph-properties fo:text-align="justify" style:justify-single-word="false"/>
      <style:text-properties fo:font-size="22pt" fo:font-weight="bold" officeooo:rsid="001404f7" officeooo:paragraph-rsid="001404f7" fo:background-color="#ffffff" style:font-size-asian="22pt" style:font-weight-asian="bold" style:font-size-complex="22pt" style:font-weight-complex="bold"/>
    </style:style>
    <style:style style:name="P65" style:family="paragraph" style:parent-style-name="Standard" style:list-style-name="L1">
      <style:paragraph-properties fo:text-align="justify" style:justify-single-word="false"/>
      <style:text-properties fo:font-size="22pt" fo:font-style="normal" fo:font-weight="bold" officeooo:rsid="001404f7" officeooo:paragraph-rsid="001404f7" fo:background-color="#ffffff" style:font-size-asian="22pt" style:font-style-asian="normal" style:font-weight-asian="bold" style:font-size-complex="22pt" style:font-style-complex="normal" style:font-weight-complex="bold"/>
    </style:style>
    <style:style style:name="P66" style:family="paragraph" style:parent-style-name="Standard" style:list-style-name="L1">
      <style:paragraph-properties fo:text-align="justify" style:justify-single-word="false"/>
      <style:text-properties fo:font-size="22pt" fo:font-style="normal" fo:font-weight="bold" officeooo:rsid="0016fde0" officeooo:paragraph-rsid="0016fde0" fo:background-color="#ffffff" style:font-size-asian="22pt" style:font-style-asian="normal" style:font-weight-asian="bold" style:font-size-complex="22pt" style:font-style-complex="normal" style:font-weight-complex="bold"/>
    </style:style>
    <style:style style:name="P67" style:family="paragraph" style:parent-style-name="Standard" style:list-style-name="L1">
      <style:paragraph-properties fo:text-align="justify" style:justify-single-word="false"/>
      <style:text-properties fo:color="#000000" loext:opacity="100%" fo:font-size="22pt" fo:font-style="normal" fo:font-weight="bold" officeooo:rsid="0016fde0" officeooo:paragraph-rsid="0016fde0" fo:background-color="#ffffff" style:font-size-asian="22pt" style:font-style-asian="normal" style:font-weight-asian="bold" style:font-size-complex="22pt" style:font-style-complex="normal" style:font-weight-complex="bold"/>
    </style:style>
    <style:style style:name="P68" style:family="paragraph" style:parent-style-name="Standard" style:list-style-name="L1">
      <style:paragraph-properties fo:text-align="justify" style:justify-single-word="false"/>
      <style:text-properties fo:color="#000000" loext:opacity="100%" fo:font-size="22pt" fo:font-style="normal" fo:font-weight="bold" officeooo:rsid="00178e2e" officeooo:paragraph-rsid="00178e2e" fo:background-color="#ffffff" style:font-size-asian="22pt" style:font-style-asian="normal" style:font-weight-asian="bold" style:font-size-complex="22pt" style:font-style-complex="normal" style:font-weight-complex="bold"/>
    </style:style>
    <style:style style:name="P69" style:family="paragraph" style:parent-style-name="Standard" style:list-style-name="L1">
      <style:paragraph-properties fo:text-align="justify" style:justify-single-word="false"/>
      <style:text-properties fo:color="#000000" loext:opacity="100%" fo:font-size="22pt" fo:font-style="normal" fo:font-weight="bold" officeooo:rsid="00178ecc" officeooo:paragraph-rsid="00178ecc" fo:background-color="#ffffff" style:font-size-asian="22pt" style:font-style-asian="normal" style:font-weight-asian="bold" style:font-size-complex="22pt" style:font-style-complex="normal" style:font-weight-complex="bold"/>
    </style:style>
    <style:style style:name="P70" style:family="paragraph" style:parent-style-name="Standard" style:list-style-name="L1">
      <style:paragraph-properties fo:text-align="justify" style:justify-single-word="false"/>
      <style:text-properties fo:color="#000000" loext:opacity="100%" fo:font-size="22pt" fo:font-style="normal" fo:font-weight="bold" officeooo:rsid="001b21b3" officeooo:paragraph-rsid="001b21b3" fo:background-color="#ffffff" style:font-size-asian="22pt" style:font-style-asian="normal" style:font-weight-asian="bold" style:font-size-complex="22pt" style:font-style-complex="normal" style:font-weight-complex="bold"/>
    </style:style>
    <style:style style:name="P71" style:family="paragraph" style:parent-style-name="Standard" style:list-style-name="L1">
      <style:paragraph-properties fo:text-align="justify" style:justify-single-word="false"/>
      <style:text-properties fo:color="#000000" loext:opacity="100%" fo:font-size="22pt" fo:font-style="normal" fo:font-weight="bold" officeooo:rsid="001be402" officeooo:paragraph-rsid="001be402" fo:background-color="#ffffff" style:font-size-asian="22pt" style:font-style-asian="normal" style:font-weight-asian="bold" style:font-size-complex="22pt" style:font-style-complex="normal" style:font-weight-complex="bold"/>
    </style:style>
    <style:style style:name="P72" style:family="paragraph" style:parent-style-name="Standard" style:list-style-name="L1">
      <style:paragraph-properties fo:text-align="justify" style:justify-single-word="false"/>
      <style:text-properties fo:color="#000000" loext:opacity="100%" fo:font-size="22pt" fo:font-style="normal" fo:font-weight="bold" officeooo:rsid="001d48b5" officeooo:paragraph-rsid="001d48b5" fo:background-color="#ffffff" style:font-size-asian="22pt" style:font-style-asian="normal" style:font-weight-asian="bold" style:font-size-complex="22pt" style:font-style-complex="normal" style:font-weight-complex="bold"/>
    </style:style>
    <style:style style:name="P73" style:family="paragraph" style:parent-style-name="Standard">
      <style:paragraph-properties fo:text-align="justify" style:justify-single-word="false"/>
      <style:text-properties fo:color="#000000" loext:opacity="100%" fo:font-size="22pt" fo:font-style="normal" fo:font-weight="bold" officeooo:rsid="001df1f1" officeooo:paragraph-rsid="001df1f1" fo:background-color="#ffffff" style:font-size-asian="22pt" style:font-style-asian="normal" style:font-weight-asian="bold" style:font-size-complex="22pt" style:font-style-complex="normal" style:font-weight-complex="bold"/>
    </style:style>
    <style:style style:name="P74" style:family="paragraph" style:parent-style-name="Standard">
      <style:paragraph-properties fo:text-align="justify" style:justify-single-word="false"/>
      <style:text-properties fo:color="#000000" loext:opacity="100%" fo:font-size="22pt" fo:font-style="normal" fo:font-weight="bold" officeooo:rsid="001df1f1" officeooo:paragraph-rsid="0076322c" fo:background-color="#ffffff" style:font-size-asian="22pt" style:font-style-asian="normal" style:font-weight-asian="bold" style:font-size-complex="22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style:font-style-asian="normal" style:font-style-complex="normal"/>
    </style:style>
    <style:style style:name="T3" style:family="text">
      <style:text-properties fo:color="#f10d0c" loext:opacity="100%"/>
    </style:style>
    <style:style style:name="T4" style:family="text">
      <style:text-properties fo:color="#f10d0c" loext:opacity="100%" fo:font-style="italic" fo:font-weight="normal" style:font-style-asian="italic" style:font-weight-asian="normal" style:font-style-complex="italic" style:font-weight-complex="normal"/>
    </style:style>
    <style:style style:name="T5" style:family="text">
      <style:text-properties fo:color="#f10d0c" loext:opacity="100%" fo:font-style="normal" style:font-style-asian="normal" style:font-style-complex="normal"/>
    </style:style>
    <style:style style:name="T6" style:family="text">
      <style:text-properties fo:color="#f10d0c" loext:opacity="100%" style:font-name="Liberation Serif" fo:font-style="italic" fo:font-weight="normal" style:font-style-asian="italic" style:font-weight-asian="normal" style:font-style-complex="italic" style:font-weight-complex="normal"/>
    </style:style>
    <style:style style:name="T7" style:family="text">
      <style:text-properties fo:color="#f10d0c" loext:opacity="100%" style:font-name="Liberation Serif" fo:font-style="italic" fo:font-weight="normal" officeooo:rsid="0015feff" style:font-style-asian="italic" style:font-weight-asian="normal" style:font-style-complex="italic" style:font-weight-complex="normal"/>
    </style:style>
    <style:style style:name="T8" style:family="text">
      <style:text-properties fo:color="#f10d0c" loext:opacity="100%" style:font-name="Liberation Serif" fo:font-style="italic" fo:font-weight="normal" officeooo:rsid="001404f7" style:font-style-asian="italic" style:font-weight-asian="normal" style:font-style-complex="italic" style:font-weight-complex="normal"/>
    </style:style>
    <style:style style:name="T9" style:family="text">
      <style:text-properties style:font-name="Liberation Serif"/>
    </style:style>
    <style:style style:name="T10" style:family="text">
      <style:text-properties style:font-name="Liberation Serif" officeooo:rsid="0015feff"/>
    </style:style>
    <style:style style:name="T11" style:family="text">
      <style:text-properties style:font-name="Liberation Serif" officeooo:rsid="00178ecc"/>
    </style:style>
    <style:style style:name="T12" style:family="text">
      <style:text-properties fo:color="#c9211e" loext:opacity="100%"/>
    </style:style>
    <style:style style:name="T13" style:family="text">
      <style:text-properties fo:color="#c9211e" loext:opacity="100%" style:font-name="Liberation Serif" fo:font-style="italic" fo:font-weight="normal" style:font-style-asian="italic" style:font-weight-asian="normal" style:font-style-complex="italic" style:font-weight-complex="normal"/>
    </style:style>
    <style:style style:name="T14" style:family="text">
      <style:text-properties fo:color="#c9211e" loext:opacity="100%" style:font-name="Liberation Serif" fo:font-style="italic" fo:font-weight="normal" officeooo:rsid="00177191" style:font-style-asian="italic" style:font-weight-asian="normal" style:font-style-complex="italic" style:font-weight-complex="normal"/>
    </style:style>
    <style:style style:name="T15" style:family="text">
      <style:text-properties fo:color="#c9211e" loext:opacity="100%" fo:font-style="italic" fo:font-weight="normal" style:font-style-asian="italic" style:font-weight-asian="normal" style:font-style-complex="italic" style:font-weight-complex="normal"/>
    </style:style>
    <style:style style:name="T16" style:family="text">
      <style:text-properties fo:color="#c9211e" loext:opacity="100%" fo:font-style="italic" fo:font-weight="normal" officeooo:rsid="001d48b5" style:font-style-asian="italic" style:font-weight-asian="normal" style:font-style-complex="italic" style:font-weight-complex="normal"/>
    </style:style>
    <style:style style:name="T17" style:family="text">
      <style:text-properties fo:color="#c9211e" loext:opacity="100%" fo:font-style="italic" fo:font-weight="normal" officeooo:rsid="0021588c" style:font-style-asian="italic" style:font-weight-asian="normal" style:font-style-complex="italic" style:font-weight-complex="normal"/>
    </style:style>
    <style:style style:name="T18" style:family="text">
      <style:text-properties fo:color="#c9211e" loext:opacity="100%" fo:font-style="italic" fo:font-weight="normal" officeooo:rsid="003a2a95" style:font-style-asian="italic" style:font-weight-asian="normal" style:font-style-complex="italic" style:font-weight-complex="normal"/>
    </style:style>
    <style:style style:name="T19" style:family="text">
      <style:text-properties fo:color="#c9211e" loext:opacity="100%" fo:font-size="18pt" fo:font-style="italic" style:font-size-asian="18pt" style:font-style-asian="italic" style:font-size-complex="18pt" style:font-style-complex="italic"/>
    </style:style>
    <style:style style:name="T20" style:family="text">
      <style:text-properties fo:color="#c9211e" loext:opacity="100%" fo:font-size="18pt" fo:font-style="italic" officeooo:rsid="0073f244" style:font-size-asian="18pt" style:font-style-asian="italic" style:font-size-complex="18pt" style:font-style-complex="italic"/>
    </style:style>
    <style:style style:name="T21" style:family="text">
      <style:text-properties fo:color="#c9211e" loext:opacity="100%" fo:font-size="18pt" fo:font-style="italic" officeooo:rsid="00746bf9" style:font-size-asian="18pt" style:font-style-asian="italic" style:font-size-complex="18pt" style:font-style-complex="italic"/>
    </style:style>
    <style:style style:name="T22" style:family="text">
      <style:text-properties fo:color="#c9211e" loext:opacity="100%" fo:font-size="18pt" fo:font-style="italic" fo:font-weight="normal" style:font-size-asian="18pt" style:font-style-asian="italic" style:font-weight-asian="normal" style:font-size-complex="18pt" style:font-style-complex="italic" style:font-weight-complex="normal"/>
    </style:style>
    <style:style style:name="T23" style:family="text">
      <style:text-properties fo:color="#c9211e" loext:opacity="100%" fo:font-size="18pt" fo:font-style="italic" fo:font-weight="normal" officeooo:rsid="0029fb3e" style:font-size-asian="18pt" style:font-style-asian="italic" style:font-weight-asian="normal" style:font-size-complex="18pt" style:font-style-complex="italic" style:font-weight-complex="normal"/>
    </style:style>
    <style:style style:name="T24" style:family="text">
      <style:text-properties fo:color="#c9211e" loext:opacity="100%" fo:font-size="18pt" style:text-underline-style="solid" style:text-underline-width="auto" style:text-underline-color="font-color" officeooo:rsid="002bcd12" fo:background-color="#ffff00" loext:char-shading-value="0" style:font-size-asian="18pt" style:font-size-complex="18pt"/>
    </style:style>
    <style:style style:name="T25" style:family="text">
      <style:text-properties fo:color="#c9211e" loext:opacity="100%" style:text-underline-style="solid" style:text-underline-width="auto" style:text-underline-color="font-color"/>
    </style:style>
    <style:style style:name="T26" style:family="text">
      <style:text-properties fo:color="#c9211e" loext:opacity="100%" fo:font-size="22pt" fo:font-style="normal" style:text-underline-style="solid" style:text-underline-width="auto" style:text-underline-color="font-color" fo:font-weight="bold" officeooo:rsid="003b4b65" fo:background-color="#ffffff" loext:char-shading-value="0" style:font-size-asian="22pt" style:font-style-asian="normal" style:font-weight-asian="bold" style:font-size-complex="22pt" style:font-style-complex="normal" style:font-weight-complex="bold"/>
    </style:style>
    <style:style style:name="T27" style:family="text">
      <style:text-properties fo:color="#c9211e" loext:opacity="100%" fo:font-size="22pt" fo:font-style="italic" fo:font-weight="normal" fo:background-color="#ffffff" loext:char-shading-value="0" style:font-size-asian="22pt" style:font-style-asian="italic" style:font-weight-asian="normal" style:font-size-complex="22pt" style:font-style-complex="italic" style:font-weight-complex="normal"/>
    </style:style>
    <style:style style:name="T28" style:family="text">
      <style:text-properties fo:color="#c9211e" loext:opacity="100%" officeooo:rsid="006be246"/>
    </style:style>
    <style:style style:name="T29" style:family="text">
      <style:text-properties officeooo:rsid="0017ec11"/>
    </style:style>
    <style:style style:name="T30" style:family="text">
      <style:text-properties officeooo:rsid="0019226c"/>
    </style:style>
    <style:style style:name="T31" style:family="text">
      <style:text-properties fo:color="#ff0000" loext:opacity="100%" fo:font-style="italic" fo:font-weight="normal" style:font-style-asian="italic" style:font-weight-asian="normal" style:font-style-complex="italic" style:font-weight-complex="normal"/>
    </style:style>
    <style:style style:name="T32" style:family="text">
      <style:text-properties fo:color="#ff0000" loext:opacity="100%" fo:font-style="italic" fo:font-weight="normal" officeooo:rsid="0017ec11" style:font-style-asian="italic" style:font-weight-asian="normal" style:font-style-complex="italic" style:font-weight-complex="normal"/>
    </style:style>
    <style:style style:name="T33" style:family="text">
      <style:text-properties fo:color="#ff0000" loext:opacity="100%" fo:font-style="italic" fo:font-weight="normal" officeooo:rsid="0019226c" style:font-style-asian="italic" style:font-weight-asian="normal" style:font-style-complex="italic" style:font-weight-complex="normal"/>
    </style:style>
    <style:style style:name="T34" style:family="text">
      <style:text-properties fo:background-color="#ffff00" loext:char-shading-value="0"/>
    </style:style>
    <style:style style:name="T35" style:family="text">
      <style:text-properties officeooo:rsid="0076322c" fo:background-color="#ffff00" loext:char-shading-value="0"/>
    </style:style>
    <style:style style:name="T36" style:family="text">
      <style:text-properties fo:background-color="#b4c7dc" loext:char-shading-value="0"/>
    </style:style>
    <style:style style:name="T37" style:family="text">
      <style:text-properties fo:background-color="#ffa6a6" loext:char-shading-value="0"/>
    </style:style>
    <style:style style:name="T38" style:family="text">
      <style:text-properties officeooo:rsid="001fce54"/>
    </style:style>
    <style:style style:name="T39" style:family="text">
      <style:text-properties officeooo:rsid="0021588c"/>
    </style:style>
    <style:style style:name="T40" style:family="text">
      <style:text-properties officeooo:rsid="0022df72"/>
    </style:style>
    <style:style style:name="T41" style:family="text">
      <style:text-properties officeooo:rsid="0024c54e"/>
    </style:style>
    <style:style style:name="T42" style:family="text">
      <style:text-properties fo:font-size="18pt" style:font-size-asian="18pt" style:font-size-complex="18pt"/>
    </style:style>
    <style:style style:name="T43" style:family="text">
      <style:text-properties fo:font-size="18pt" officeooo:rsid="0029fb3e" style:font-size-asian="18pt" style:font-size-complex="18pt"/>
    </style:style>
    <style:style style:name="T44" style:family="text">
      <style:text-properties fo:font-size="18pt" officeooo:rsid="002bcd12" style:font-size-asian="18pt" style:font-size-complex="18pt"/>
    </style:style>
    <style:style style:name="T45" style:family="text">
      <style:text-properties fo:font-size="18pt" officeooo:rsid="0070016f" style:font-size-asian="18pt" style:font-size-complex="18pt"/>
    </style:style>
    <style:style style:name="T46" style:family="text">
      <style:text-properties fo:font-size="18pt" style:text-underline-style="solid" style:text-underline-width="auto" style:text-underline-color="font-color" style:font-size-asian="18pt" style:font-size-complex="18pt"/>
    </style:style>
    <style:style style:name="T47" style:family="text">
      <style:text-properties fo:color="#5b277d" loext:opacity="100%" fo:font-size="18pt" style:text-underline-style="solid" style:text-underline-width="auto" style:text-underline-color="font-color" officeooo:rsid="002bcd12" fo:background-color="#ffff00" loext:char-shading-value="0" style:font-size-asian="18pt" style:font-size-complex="18pt"/>
    </style:style>
    <style:style style:name="T48" style:family="text">
      <style:text-properties officeooo:rsid="002fd03d"/>
    </style:style>
    <style:style style:name="T49" style:family="text">
      <style:text-properties fo:color="#000000" loext:opacity="100%" fo:font-size="22pt" fo:font-style="normal" fo:font-weight="bold" fo:background-color="#ffffff" loext:char-shading-value="0" style:font-size-asian="22pt" style:font-style-asian="normal" style:font-weight-asian="bold" style:font-size-complex="22pt" style:font-style-complex="normal" style:font-weight-complex="bold"/>
    </style:style>
    <style:style style:name="T50" style:family="text">
      <style:text-properties fo:color="#000000" loext:opacity="100%" fo:font-size="22pt" fo:font-style="normal" fo:font-weight="bold" officeooo:rsid="003b4b65" fo:background-color="#ffffff" loext:char-shading-value="0" style:font-size-asian="22pt" style:font-style-asian="normal" style:font-weight-asian="bold" style:font-size-complex="22pt" style:font-style-complex="normal" style:font-weight-complex="bold"/>
    </style:style>
    <style:style style:name="T51" style:family="text">
      <style:text-properties fo:color="#000000" loext:opacity="100%" fo:font-size="22pt" fo:font-style="normal" fo:font-weight="bold" officeooo:rsid="003cc9e3" fo:background-color="#ffffff" loext:char-shading-value="0" style:font-size-asian="22pt" style:font-style-asian="normal" style:font-weight-asian="bold" style:font-size-complex="22pt" style:font-style-complex="normal" style:font-weight-complex="bold"/>
    </style:style>
    <style:style style:name="T52" style:family="text">
      <style:text-properties fo:color="#000000" loext:opacity="100%" fo:font-size="22pt" fo:font-style="normal" fo:font-weight="bold" officeooo:rsid="003ce7ac" fo:background-color="#ffffff" loext:char-shading-value="0" style:font-size-asian="22pt" style:font-style-asian="normal" style:font-weight-asian="bold" style:font-size-complex="22pt" style:font-style-complex="normal" style:font-weight-complex="bold"/>
    </style:style>
    <style:style style:name="T53" style:family="text">
      <style:text-properties fo:color="#000000" loext:opacity="100%" fo:font-size="22pt" fo:font-style="normal" fo:font-weight="bold" officeooo:rsid="0048dda0" fo:background-color="#ffffff" loext:char-shading-value="0" style:font-size-asian="22pt" style:font-style-asian="normal" style:font-weight-asian="bold" style:font-size-complex="22pt" style:font-style-complex="normal" style:font-weight-complex="bold"/>
    </style:style>
    <style:style style:name="T54" style:family="text">
      <style:text-properties fo:color="#000000" loext:opacity="100%" fo:font-size="22pt" fo:font-style="normal" fo:font-weight="bold" officeooo:rsid="004bdb64" fo:background-color="#ffffff" loext:char-shading-value="0" style:font-size-asian="22pt" style:font-style-asian="normal" style:font-weight-asian="bold" style:font-size-complex="22pt" style:font-style-complex="normal" style:font-weight-complex="bold"/>
    </style:style>
    <style:style style:name="T55" style:family="text">
      <style:text-properties fo:color="#000000" loext:opacity="100%" fo:font-size="22pt" fo:font-style="normal" fo:font-weight="bold" officeooo:rsid="004c5a9e" fo:background-color="#ffffff" loext:char-shading-value="0" style:font-size-asian="22pt" style:font-style-asian="normal" style:font-weight-asian="bold" style:font-size-complex="22pt" style:font-style-complex="normal" style:font-weight-complex="bold"/>
    </style:style>
    <style:style style:name="T56" style:family="text">
      <style:text-properties officeooo:rsid="0031c5db"/>
    </style:style>
    <style:style style:name="T57" style:family="text">
      <style:text-properties fo:color="#ff4000" loext:opacity="100%"/>
    </style:style>
    <style:style style:name="T58" style:family="text">
      <style:text-properties fo:color="#ff4000" loext:opacity="100%" fo:font-size="22pt" fo:background-color="#ffffff" loext:char-shading-value="0" style:font-size-asian="22pt" style:font-size-complex="22pt"/>
    </style:style>
    <style:style style:name="T59" style:family="text">
      <style:text-properties fo:color="#ff4000" loext:opacity="100%" fo:font-size="22pt" officeooo:rsid="0063e039" fo:background-color="#ffffff" loext:char-shading-value="0" style:font-size-asian="22pt" style:font-size-complex="22pt"/>
    </style:style>
    <style:style style:name="T60" style:family="text">
      <style:text-properties fo:color="#ff4000" loext:opacity="100%" fo:font-size="22pt" fo:font-style="italic" fo:font-weight="normal" fo:background-color="#ffffff" loext:char-shading-value="0" style:font-size-asian="22pt" style:font-style-asian="italic" style:font-weight-asian="normal" style:font-size-complex="22pt" style:font-style-complex="italic" style:font-weight-complex="normal"/>
    </style:style>
    <style:style style:name="T61" style:family="text">
      <style:text-properties fo:color="#ff4000" loext:opacity="100%" fo:font-size="22pt" fo:font-style="italic" fo:font-weight="normal" fo:background-color="#ffff00" loext:char-shading-value="0" style:font-size-asian="22pt" style:font-style-asian="italic" style:font-weight-asian="normal" style:font-size-complex="22pt" style:font-style-complex="italic" style:font-weight-complex="normal"/>
    </style:style>
    <style:style style:name="T62" style:family="text">
      <style:text-properties officeooo:rsid="003a2a95"/>
    </style:style>
    <style:style style:name="T63" style:family="text">
      <style:text-properties fo:font-variant="normal" fo:text-transform="none" style:text-line-through-style="none" style:text-line-through-type="none" style:font-name="ui-monospace" fo:font-size="8.25pt" fo:letter-spacing="normal"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ui-monospace" fo:font-size="8.25pt" fo:letter-spacing="normal" fo:font-style="normal" style:text-underline-style="none" fo:font-weight="normal" officeooo:rsid="003b4b65" style:text-blinking="false" fo:background-color="transparent" loext:char-shading-value="0" style:font-size-asian="22pt" style:font-style-asian="normal" style:font-weight-asian="bold" style:font-size-complex="22pt" style:font-style-complex="normal" style:font-weight-complex="bold"/>
    </style:style>
    <style:style style:name="T65" style:family="text">
      <style:text-properties fo:font-variant="normal" fo:text-transform="none" fo:color="#8b949e" loext:opacity="100%" style:font-name="ui-monospace" fo:font-size="22pt" fo:letter-spacing="normal" fo:font-style="normal" style:text-underline-style="solid" style:text-underline-width="auto" style:text-underline-color="font-color" fo:font-weight="normal" officeooo:rsid="003b4b65" fo:background-color="transparent" loext:char-shading-value="0" style:font-size-asian="22pt" style:font-style-asian="normal" style:font-weight-asian="bold" style:font-size-complex="22pt" style:font-style-complex="normal" style:font-weight-complex="bold" loext:padding="0cm" loext:border="none"/>
    </style:style>
    <style:style style:name="T66" style:family="text">
      <style:text-properties fo:font-variant="normal" fo:text-transform="none" fo:color="#8b949e" loext:opacity="100%" style:font-name="ui-monospace" fo:font-size="22pt" fo:letter-spacing="normal" fo:font-style="normal" style:text-underline-style="solid" style:text-underline-width="auto" style:text-underline-color="font-color" fo:font-weight="normal" officeooo:rsid="004c5a9e" fo:background-color="transparent" loext:char-shading-value="0" style:font-size-asian="22pt" style:font-style-asian="normal" style:font-weight-asian="bold" style:font-size-complex="22pt" style:font-style-complex="normal" style:font-weight-complex="bold" loext:padding="0cm" loext:border="none"/>
    </style:style>
    <style:style style:name="T67" style:family="text">
      <style:text-properties fo:font-size="22pt" fo:background-color="#ffffff" loext:char-shading-value="0" style:font-size-asian="22pt" style:font-size-complex="22pt"/>
    </style:style>
    <style:style style:name="T68" style:family="text">
      <style:text-properties fo:font-size="22pt" officeooo:rsid="0055174b" fo:background-color="#ffffff" loext:char-shading-value="0" style:font-size-asian="22pt" style:font-size-complex="22pt"/>
    </style:style>
    <style:style style:name="T69" style:family="text">
      <style:text-properties fo:font-size="22pt" officeooo:rsid="0063e039" fo:background-color="#ffffff" loext:char-shading-value="0" style:font-size-asian="22pt" style:font-size-complex="22pt"/>
    </style:style>
    <style:style style:name="T70" style:family="text">
      <style:text-properties fo:font-size="22pt" officeooo:rsid="00627da4" fo:background-color="#ffffff" loext:char-shading-value="0" style:font-size-asian="22pt" style:font-size-complex="22pt"/>
    </style:style>
    <style:style style:name="T71" style:family="text">
      <style:text-properties fo:font-size="22pt" officeooo:rsid="0064d9b8" fo:background-color="#ffffff" loext:char-shading-value="0" style:font-size-asian="22pt" style:font-size-complex="22pt"/>
    </style:style>
    <style:style style:name="T72" style:family="text">
      <style:text-properties fo:font-size="22pt" officeooo:rsid="0065e913" fo:background-color="#ffffff" loext:char-shading-value="0" style:font-size-asian="22pt" style:font-size-complex="22pt"/>
    </style:style>
    <style:style style:name="T73" style:family="text">
      <style:text-properties fo:font-size="22pt" officeooo:rsid="006734b5" fo:background-color="#ffffff" loext:char-shading-value="0" style:font-size-asian="22pt" style:font-size-complex="22pt"/>
    </style:style>
    <style:style style:name="T74" style:family="text">
      <style:text-properties officeooo:rsid="00763a6d"/>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NOTE OF GIT AND GITHUB TUTORIAL BY KUNAL :</text:p>
      <text:p text:style-name="P47"/>
      <text:list xml:id="list2924173930" text:style-name="L1">
        <text:list-item>
          <text:p text:style-name="P61">First of all inside a directory or folder we have to initialize git by the command – <text:span text:style-name="T3">“</text:span><text:span text:style-name="T4">git init</text:span><text:span text:style-name="T3">”</text:span>. <text:s text:c="33"/></text:p>
        </text:list-item>
      </text:list>
      <text:p text:style-name="P1"/>
      <text:p text:style-name="P1"/>
      <text:p text:style-name="P1"/>
      <text:list xml:id="list182140649368594" text:continue-numbering="true" text:style-name="L1">
        <text:list-item>
          <text:p text:style-name="P61">Then a <text:span text:style-name="T4">.git</text:span> file created that we generally can not see that is basically the repository.</text:p>
          <text:p text:style-name="P61"><text:s/>NOTE : TO SEE HIDDEN FILE USE COMMAND <text:span text:style-name="T3">“</text:span><text:span text:style-name="T4">ls -a”</text:span><text:span text:style-name="T1">.</text:span></text:p>
        </text:list-item>
      </text:list>
      <text:p text:style-name="P2"/>
      <text:p text:style-name="P2"/>
      <text:list xml:id="list182139934783743" text:continue-numbering="true" text:style-name="L1">
        <text:list-item>
          <text:p text:style-name="P62"><text:span text:style-name="T2">we can also see what is inside the </text:span><text:span text:style-name="T4">“.git”</text:span><text:span text:style-name="T2"> folder by the command </text:span><text:span text:style-name="T4">“ls .git”</text:span><text:span text:style-name="T2">.</text:span></text:p>
        </text:list-item>
      </text:list>
      <text:p text:style-name="P3"/>
      <text:p text:style-name="P3"/>
      <text:list xml:id="list182138752637041" text:continue-numbering="true" text:style-name="L1">
        <text:list-item>
          <text:p text:style-name="P63"><text:span text:style-name="T2">Now if we create a file or modify or delete or add a file how do we know? <text:s/>&gt;&gt;the command for this &gt;&gt; </text:span><text:span text:style-name="T5">“</text:span><text:span text:style-name="T4">git status”</text:span><text:span text:style-name="T1">.</text:span></text:p>
        </text:list-item>
      </text:list>
      <text:p text:style-name="P5"/>
      <text:list xml:id="list182139846646486" text:continue-numbering="true" text:style-name="L1">
        <text:list-item>
          <text:p text:style-name="P65">Now to track the untracked file or to put the file into the stazing area before commit we will pass the command &gt;&gt; “<text:span text:style-name="T4">git add file_name</text:span>”</text:p>
          <text:p text:style-name="P64"><text:span text:style-name="T2">NOTE : TO ADD ALL FILE WE WILL PASS COMMAND &gt;&gt; “</text:span><text:span text:style-name="T4">git add .</text:span><text:span text:style-name="T2">”</text:span></text:p>
        </text:list-item>
      </text:list>
      <text:p text:style-name="P4"/>
      <text:list xml:id="list182139906035436" text:continue-numbering="true" text:style-name="L1">
        <text:list-item>
          <text:p text:style-name="P65"><text:span text:style-name="T9">Now to take track the history of the file or to get a snap of the history of all the changes </text:span><text:soft-page-break/><text:span text:style-name="T9">and modification we wil pass command &gt;&gt; </text:span><text:span text:style-name="T6">git commit -</text:span><text:span text:style-name="T7">m “message_passed” </text:span><text:span text:style-name="T9"><text:s/>. </text:span><text:span text:style-name="T10">NOTE :here</text:span><text:span text:style-name="T7"> -m</text:span><text:span text:style-name="T10"> means we are passing a passing for that particular commit.</text:span></text:p>
        </text:list-item>
      </text:list>
      <text:p text:style-name="P48"/>
      <text:list xml:id="list182140590627536" text:continue-numbering="true" text:style-name="L1">
        <text:list-item>
          <text:p text:style-name="P66"><text:span text:style-name="T10">A</text:span><text:span text:style-name="T9">fter modifying any file we can again pass same command &gt;&gt; ‘</text:span><text:span text:style-name="T13">git add file_name or .</text:span><text:span text:style-name="T9">’To staged tha changes made in the file or files and pass this <text:s/>command to commit &gt;&gt;</text:span><text:span text:style-name="T8">git commit -</text:span><text:span text:style-name="T7">m “message_passed”</text:span></text:p>
        </text:list-item>
      </text:list>
      <text:p text:style-name="P49"/>
      <text:list xml:id="list182140502113201" text:continue-numbering="true" text:style-name="L1">
        <text:list-item>
          <text:p text:style-name="P67"><text:span text:style-name="T10">T</text:span><text:span text:style-name="T9">o unstage any file or if we want to restore previous state of a file we will pass command ‘</text:span><text:span text:style-name="T13">git restore --staged </text:span><text:span text:style-name="T14">file_name</text:span><text:span text:style-name="T9">’</text:span></text:p>
        </text:list-item>
      </text:list>
      <text:p text:style-name="P6"/>
      <text:list xml:id="list182139970832956" text:continue-numbering="true" text:style-name="L1">
        <text:list-item>
          <text:p text:style-name="P68"><text:span text:style-name="T11">A</text:span><text:span text:style-name="T9">ll the history can be viewed by the command ‘</text:span><text:span text:style-name="T13">git log</text:span><text:span text:style-name="T9">’</text:span></text:p>
        </text:list-item>
      </text:list>
      <text:p text:style-name="P7"/>
      <text:list xml:id="list182140320464313" text:continue-numbering="true" text:style-name="L1">
        <text:list-item>
          <text:p text:style-name="P69">To delete any file from any repository ‘<text:span text:style-name="T15">rm -rf file_name</text:span>’</text:p>
        </text:list-item>
      </text:list>
      <text:p text:style-name="P8"/>
      <text:list xml:id="list182139735830316" text:continue-numbering="true" text:style-name="L1">
        <text:list-item>
          <text:p text:style-name="P69">To again restore the deleted file <text:span text:style-name="T29">above commits should be removed , it means if we copy the id of a commit ,all the above messages,commits will get removed automatically &gt;&gt; lets see how to do it --&gt;&gt;</text:span><text:span text:style-name="T32"> </text:span><text:span text:style-name="T33">git reset id of the commit</text:span><text:span text:style-name="T30">(above which we want to remove.</text:span></text:p>
        </text:list-item>
        <text:list-item>
          <text:p text:style-name="P70"><text:soft-page-break/>Now we want to add some file but neither want to commit nor want to delete,actually we want to put it in like(backstage) when itis needed we will use it then use <text:span text:style-name="T31">git stash</text:span> command. And by this we will achideve the previous state where we were before the changes made.</text:p>
        </text:list-item>
      </text:list>
      <text:p text:style-name="P10"/>
      <text:list xml:id="list182140038626454" text:continue-numbering="true" text:style-name="L1">
        <text:list-item>
          <text:p text:style-name="P70">Now from backstage to put the file in front stage we will pass command : <text:span text:style-name="T31">git stash pop</text:span>.</text:p>
        </text:list-item>
      </text:list>
      <text:p text:style-name="P10"/>
      <text:list xml:id="list182139120138368" text:continue-numbering="true" text:style-name="L1">
        <text:list-item>
          <text:p text:style-name="P71">Now tor completely remove those files which were stashed or backstaged &gt;&gt; <text:span text:style-name="T15">git stash clear.</text:span></text:p>
        </text:list-item>
        <text:list-item>
          <text:p text:style-name="P71">If we create a public repository in github and attached the link of the created repository to local project , the command for that : <text:span text:style-name="T16">git remote add origin url_name.</text:span></text:p>
        </text:list-item>
      </text:list>
      <text:p text:style-name="P50"/>
      <text:list xml:id="list182139804137818" text:continue-numbering="true" text:style-name="L1">
        <text:list-item>
          <text:p text:style-name="P72">We can see the links by the command : <text:span text:style-name="T15">git remote -v. </text:span>In the above line remote add means we will attach a link and origin means the the name of the links.</text:p>
        </text:list-item>
      </text:list>
      <text:p text:style-name="P11">Eg : subhadeep@subhadeep-HP-Pavilion-Gaming-Laptop-15-ec2xxx:~/Documents/coding_ninja_coding_problems$ <text:span text:style-name="T37">git remote -v</text:span></text:p>
      <text:p text:style-name="P11"/>
      <text:p text:style-name="P74"><text:span text:style-name="T34"/></text:p>
      <text:p text:style-name="P74"><text:soft-page-break/><text:span text:style-name="T34">origin</text:span></text:p>
      <text:p text:style-name="P74"><text:span text:style-name="T36">https://github.com/subhadeepbanerjee2003/CommunityClassroom-git.git (fetch)</text:span></text:p>
      <text:p text:style-name="P74"><text:span text:style-name="T34">origi</text:span><text:span text:style-name="T35">n</text:span></text:p>
      <text:p text:style-name="P74"><text:span text:style-name="T36">https://github.com/subhadeepbanerjee2003/CommunityClassroom-git.git (push)</text:span></text:p>
      <text:p text:style-name="P11"/>
      <text:p text:style-name="P11">here , this is a example.</text:p>
      <text:p text:style-name="P11"/>
      <text:p text:style-name="P11"><text:s text:c="4"/>q) <text:span text:style-name="T38">now to see the ch</text:span><text:span text:style-name="T39">an</text:span><text:span text:style-name="T38">ges in the local project by the url </text:span><text:span text:style-name="T39">we will give command : </text:span><text:span text:style-name="T17">git push origin branch_name</text:span><text:span text:style-name="T39">.</text:span></text:p>
      <text:p text:style-name="P11"/>
      <text:p text:style-name="P12">r) <text:span text:style-name="T40">when we are working on new feature or bug of a project we will not do it in the master branch. We should not commit on master branch as they can contain errors,bugs etc. If we look in a project of other developer we will see that they are doing commits or other work in main branch as a default <text:s/>branch.</text:span></text:p>
      <text:p text:style-name="P13"/>
      <text:p text:style-name="P13">s) now what is head ?</text:p>
      <text:p text:style-name="P13"/>
      <text:p text:style-name="P13">-&gt; head is the pointer which will say where will all the <text:span text:style-name="T41">new </text:span>commit will be done <text:span text:style-name="T41">will be added to the head </text:span>or basically it points to the current branch we are working.</text:p>
      <text:p text:style-name="P13"/>
      <text:p text:style-name="P13"><text:soft-page-break/><text:s/></text:p>
      <text:p text:style-name="P14">After getting access token for a remote repository link to the local repository : <text:span text:style-name="T19">git remote </text:span><text:span text:style-name="T20">set-</text:span><text:span text:style-name="T21">url</text:span><text:span text:style-name="T19"> origin https://youruser:password@github.com/user/repo.git</text:span></text:p>
      <text:p text:style-name="P53"/>
      <text:p text:style-name="P36">here in the place of user and youruser put your github user name and in the place of repo name it of the github repository and in terms of password give personal access token link which is generated.</text:p>
      <text:p text:style-name="P36"/>
      <text:p text:style-name="P14"><text:span text:style-name="T42">Now push any time with no issue and use command : </text:span><text:span text:style-name="T22">git push origin branch_name</text:span></text:p>
      <text:p text:style-name="P54"/>
      <text:p text:style-name="P54"/>
      <text:p text:style-name="P14"><text:span text:style-name="T46">GIT FORK</text:span><text:span text:style-name="T42"> : <text:s/></text:span><text:span text:style-name="T43">now as you cannot direc</text:span><text:span text:style-name="T45">tly</text:span><text:span text:style-name="T43"> make changes to anyone’s github repository , you can fork their repository to your github account and then by the link </text:span><text:span text:style-name="T44">(</text:span><text:span text:style-name="T24">THIS LINK IS CALLED </text:span><text:span text:style-name="T47">UPSTREAM LINK</text:span><text:span text:style-name="T44">)</text:span><text:span text:style-name="T43"> of the code </text:span><text:span text:style-name="T44">of the <text:s/>forked repository</text:span><text:span text:style-name="T43"> you can clone it to your own local working directory : </text:span><text:span text:style-name="T23">git clone forked_repo_link_of_github</text:span></text:p>
      <text:p text:style-name="P15"/>
      <text:p text:style-name="P14">Always remember that the origin url is basically is your own account.</text:p>
      <text:p text:style-name="P14"/>
      <text:p text:style-name="P17">WHAT IS A PULL REQUEST?</text:p>
      <text:p text:style-name="P16">--&gt; <text:span text:style-name="T48">you can push into your orginal remote repository or link but can not do this in any upstream repository or link. So you need to set a pull request to contribute .</text:span></text:p>
      <text:p text:style-name="P16"/>
      <text:p text:style-name="P18"><text:soft-page-break/>And same case goes for merging when merging to the main branch you have to give pull request and then if admin approve then it will be merged.</text:p>
      <text:p text:style-name="P18"/>
      <text:p text:style-name="P18"/>
      <text:p text:style-name="P18"/>
      <text:p text:style-name="P55">Point to be noted::</text:p>
      <text:p text:style-name="P16"><text:s/></text:p>
      <text:p text:style-name="P9"><text:span text:style-name="T30">git reset id of the commit</text:span><text:span text:style-name="T56">1</text:span><text:span text:style-name="T30"> ---&gt;&gt; </text:span><text:span text:style-name="T56">This is the comment to remove any commit2 Where commit2 is to be removed and commit 1 is the prevoius commit of <text:s text:c="2"/>commit2.</text:span></text:p>
      <text:p text:style-name="P9"/>
      <text:p text:style-name="P19">For eg:</text:p>
      <text:p text:style-name="P19"><text:span text:style-name="T57">c1:</text:span>commit a59e285120021aadc9a6788cebc9c9a441ea1301 (HEAD -&gt; deep, origin/deep)</text:p>
      <text:p text:style-name="P19">Author: Subhadeep Banerjee &lt;116381157+subhadeepbanerjee2003@users.noreply.github.com&gt;</text:p>
      <text:p text:style-name="P19">Date: <text:s text:c="2"/>Sun Jul 30 13:19:01 2023 +0530</text:p>
      <text:p text:style-name="P19"/>
      <text:p text:style-name="P19"><text:s text:c="4"/>names.txt added</text:p>
      <text:p text:style-name="P19"/>
      <text:p text:style-name="P19"><text:span text:style-name="T57">c2</text:span>:commit 547482f5a0b76f4126b8a408648d6ae614fb110e</text:p>
      <text:p text:style-name="P19"><text:soft-page-break/>Author: Subhadeep Banerjee &lt;116381157+subhadeepbanerjee2003@users.noreply.github.com&gt;</text:p>
      <text:p text:style-name="P19">Date: <text:s text:c="2"/>Sun Jul 30 02:43:24 2023 +0530</text:p>
      <text:p text:style-name="P19"/>
      <text:p text:style-name="P19"><text:s text:c="4"/>deep added a message</text:p>
      <text:p text:style-name="P19"/>
      <text:p text:style-name="P19">here if we want to remove the c1 commit then we would give the command --&gt; git reset 547482f5a0b76f4126b8a408648d6ae614fb110e where 547482f5a0b76f4126b8a408648d6ae614fb110e --&gt; is the id of c2 which was the previous commit of c1.</text:p>
      <text:p text:style-name="P9"/>
      <text:p text:style-name="P16"/>
      <text:p text:style-name="P20"><text:span text:style-name="T25">Point</text:span> :: if i <text:span text:style-name="T74">ha</text:span>ve commited a change and pushed it <text:span text:style-name="T62">to remote or online repo from local repo and then remove the commit from local and send it to stashing area and then if we want to push the commit we have to fore push it --&gt; </text:span><text:span text:style-name="T18">git push origin branch_name -f</text:span></text:p>
      <text:p text:style-name="P16"/>
      <text:p text:style-name="P16"/>
      <text:p text:style-name="P16"/>
      <text:p text:style-name="P56"><text:span text:style-name="T26">point</text:span><text:span text:style-name="T50"> :: now as after merging “main” branch of other repository (</text:span><text:a xlink:type="simple" xlink:href="https://github.com/kunal-kushwaha/commclassroomOP/tree/main" text:style-name="Internet_20_link" text:visited-style-name="Visited_20_Internet_20_Link"><text:span text:style-name="T63">kunal-kushwaha:main</text:span></text:a><text:span text:style-name="T50">) of others account with my forked repository branch (eg : </text:span><text:a xlink:type="simple" xlink:href="https://github.com/subhadeepbanerjee2003/commclassroomOP/tree/deep" text:style-name="Internet_20_link" text:visited-style-name="Visited_20_Internet_20_Link"><text:span text:style-name="T65">subhadeepbanerjee2003:deep</text:span></text:a><text:span text:style-name="T50">) we can see </text:span><text:soft-page-break/><text:span text:style-name="T50">that in forked account it will be seen that “This branch is 2 commits behind </text:span><text:a xlink:type="simple" xlink:href="https://github.com/kunal-kushwaha/commclassroomOP/tree/main" text:style-name="Internet_20_link" text:visited-style-name="Visited_20_Internet_20_Link">kunal-kushwaha:main</text:a><text:span text:style-name="T64"> </text:span><text:span text:style-name="T50">”. now it means that </text:span><text:span text:style-name="T51">though </text:span><text:span text:style-name="T52">(</text:span><text:a xlink:type="simple" xlink:href="https://github.com/kunal-kushwaha/commclassroomOP/tree/main" text:style-name="Internet_20_link" text:visited-style-name="Visited_20_Internet_20_Link"><text:span text:style-name="T64">kunal-kushwaha:main</text:span></text:a><text:span text:style-name="T52">) this main <text:s/>repositor</text:span><text:span text:style-name="T53">y is updated but the forked (</text:span><text:a xlink:type="simple" xlink:href="https://github.com/subhadeepbanerjee2003/commclassroomOP/tree/deep" text:style-name="Internet_20_link" text:visited-style-name="Visited_20_Internet_20_Link"><text:span text:style-name="T65">subhadeepbanerjee2003:</text:span></text:a><text:span text:style-name="T66">main</text:span><text:span text:style-name="T53">) one’</text:span><text:span text:style-name="T54">s main branch</text:span><text:span text:style-name="T53"> is not updated so we can “fetch upstream” on the forked repository (</text:span><text:a xlink:type="simple" xlink:href="https://github.com/subhadeepbanerjee2003/commclassroomOP/tree/deep" text:style-name="Internet_20_link" text:visited-style-name="Visited_20_Internet_20_Link"><text:span text:style-name="T65">subhadeepbanerjee2003:</text:span></text:a><text:span text:style-name="T66">main</text:span><text:span text:style-name="T53">). </text:span><text:span text:style-name="T55">This happened beacuse though the <text:s/>“deep” branch is merged but it is not merged with the “main”.</text:span></text:p>
      <text:p text:style-name="P21"/>
      <text:p text:style-name="P57"><text:span text:style-name="T55">I</text:span><text:span text:style-name="T49">f we want to do it in cli then the command will be :: </text:span></text:p>
      <text:p text:style-name="P22"/>
      <text:p text:style-name="P57"><text:span text:style-name="T49">first command - &gt; go tot he main branch of the forked one :: </text:span><text:span text:style-name="T27">git checkout main</text:span></text:p>
      <text:p text:style-name="P51"/>
      <text:p text:style-name="P37"><text:span text:style-name="T67">next command will be </text:span><text:span text:style-name="T68">to fetch all data from upstream’s main</text:span><text:span text:style-name="T67"> : </text:span><text:span text:style-name="T27">git fetch –all --prune</text:span></text:p>
      <text:p text:style-name="P51"/>
      <text:p text:style-name="P38"><text:span text:style-name="T67">next command is to reset the upstream’s main as well as forked repo’s main :: </text:span><text:span text:style-name="T27">git reset –hard upstream/main</text:span></text:p>
      <text:p text:style-name="P52"/>
      <text:p text:style-name="P39"><text:span text:style-name="T67">Now push it to the remote or the github wala repository : </text:span><text:span text:style-name="T60">git push origin main</text:span></text:p>
      <text:p text:style-name="P23"/>
      <text:p text:style-name="P58"><text:soft-page-break/><text:span text:style-name="T53">i</text:span><text:span text:style-name="T49">nstead of all this we can also do :: </text:span><text:span text:style-name="T61">git pull upstream main</text:span></text:p>
      <text:p text:style-name="P59"/>
      <text:p text:style-name="P59"/>
      <text:p text:style-name="P60">point :</text:p>
      <text:p text:style-name="P26">If you have lots of commit and you want to merge all those commits to one commits then :: </text:p>
      <text:p text:style-name="P26"/>
      <text:p text:style-name="P40"><text:span text:style-name="T59">c4</text:span><text:span text:style-name="T69">::</text:span><text:span text:style-name="T67">commit 9430a3c58a429c4666f820672acfd732a29515ca (HEAD -&gt; deep)</text:span></text:p>
      <text:p text:style-name="P27">Author: Subhadeep Banerjee &lt;116381157+subhadeepbanerjee2003@users.noreply.github.com&gt;</text:p>
      <text:p text:style-name="P27">Date: <text:s text:c="2"/>Sun Jul 30 19:34:18 2023 +0530</text:p>
      <text:p text:style-name="P27"/>
      <text:p text:style-name="P27"><text:s text:c="4"/>4.txt added</text:p>
      <text:p text:style-name="P27"/>
      <text:p text:style-name="P40"><text:span text:style-name="T59">c3</text:span><text:span text:style-name="T69">::</text:span><text:span text:style-name="T67">commit 66d758f6fe0fe90acc074902ca8d6f38866eef9e</text:span></text:p>
      <text:p text:style-name="P27">Author: Subhadeep Banerjee &lt;116381157+subhadeepbanerjee2003@users.noreply.github.com&gt;</text:p>
      <text:p text:style-name="P27">Date: <text:s text:c="2"/>Sun Jul 30 19:33:38 2023 +0530</text:p>
      <text:p text:style-name="P27"/>
      <text:p text:style-name="P27"><text:s text:c="4"/>3.txt added</text:p>
      <text:p text:style-name="P27"/>
      <text:p text:style-name="P40"><text:soft-page-break/><text:span text:style-name="T59">c2</text:span><text:span text:style-name="T69">::</text:span><text:span text:style-name="T67">commit 603f8aba2514155319dfa4275291a091e65f629c</text:span></text:p>
      <text:p text:style-name="P27">Author: Subhadeep Banerjee &lt;116381157+subhadeepbanerjee2003@users.noreply.github.com&gt;</text:p>
      <text:p text:style-name="P27">Date: <text:s text:c="2"/>Sun Jul 30 19:32:25 2023 +0530</text:p>
      <text:p text:style-name="P27"/>
      <text:p text:style-name="P27"><text:s text:c="4"/>2.txt added</text:p>
      <text:p text:style-name="P27"/>
      <text:p text:style-name="P40"><text:span text:style-name="T59">c1</text:span><text:span text:style-name="T69">:: </text:span><text:span text:style-name="T67">commit 67c85f7f05c43269ff5d385f1df7c369cd5906da</text:span></text:p>
      <text:p text:style-name="P27">Author: Subhadeep Banerjee &lt;116381157+subhadeepbanerjee2003@users.noreply.github.com&gt;</text:p>
      <text:p text:style-name="P27">Date: <text:s text:c="2"/>Sun Jul 30 19:31:54 2023 +0530</text:p>
      <text:p text:style-name="P27"/>
      <text:p text:style-name="P27"><text:s text:c="4"/>1.txt added</text:p>
      <text:p text:style-name="P27"/>
      <text:p text:style-name="P40"><text:span text:style-name="T59">c5</text:span><text:span text:style-name="T69">:: <text:s text:c="2"/></text:span><text:span text:style-name="T67">commit 547482f5a0b76f4126b8a408648d6ae614fb110e (origin/deep)</text:span></text:p>
      <text:p text:style-name="P27">Author: Subhadeep Banerjee &lt;116381157+subhadeepbanerjee2003@users.noreply.github.com&gt;</text:p>
      <text:p text:style-name="P27">Date: <text:s text:c="2"/>Sun Jul 30 02:43:24 2023 +0530</text:p>
      <text:p text:style-name="P27"/>
      <text:p text:style-name="P27"><text:s text:c="4"/>deep added a message</text:p>
      <text:p text:style-name="P27"/>
      <text:p text:style-name="P27"><text:soft-page-break/></text:p>
      <text:p text:style-name="P41"><text:span text:style-name="T67">here in c5 the commit id -&gt; <text:s/></text:span><text:span text:style-name="T70">547482f5a0b76f4126b8a408648d6ae614fb110e </text:span><text:span text:style-name="T71">and we will do :: </text:span></text:p>
      <text:p text:style-name="P28"/>
      <text:p text:style-name="P42"><text:span text:style-name="T67">git rebase -i 547482f5a0b76f4126b8a408648d6ae614fb110e (</text:span><text:span text:style-name="T58">c5</text:span><text:span text:style-name="T67">) </text:span></text:p>
      <text:p text:style-name="P29"/>
      <text:p text:style-name="P43"><text:span text:style-name="T67">now here -i means interactive environment now by the above command we </text:span><text:span text:style-name="T72">get </text:span><text:span text:style-name="T67">:</text:span></text:p>
      <text:p text:style-name="P30"/>
      <text:p text:style-name="P31">pick 67c85f7 1.txt added</text:p>
      <text:p text:style-name="P31">pick 603f8ab 2.txt added</text:p>
      <text:p text:style-name="P31">pick 66d758f 3.txt added</text:p>
      <text:p text:style-name="P31">pick 9430a3c 4.txt added</text:p>
      <text:p text:style-name="P31"/>
      <text:p text:style-name="P31">now here if we want to merge 2,3,4 into 1 we will write </text:p>
      <text:p text:style-name="P31">pick 67c85f7 1.txt added</text:p>
      <text:p text:style-name="P31">s 603f8ab 2.txt added</text:p>
      <text:p text:style-name="P31">s 66d758f 3.txt added</text:p>
      <text:p text:style-name="P31">s 9430a3c 4.txt added</text:p>
      <text:p text:style-name="P29"/>
      <text:p text:style-name="P24"/>
      <text:p text:style-name="P31">now here if we want to merge 3,4 into 1 we will write </text:p>
      <text:p text:style-name="P31">pick 67c85f7 1.txt added</text:p>
      <text:p text:style-name="P31">s 603f8ab 2.txt added</text:p>
      <text:p text:style-name="P31"><text:soft-page-break/>s 66d758f 3.txt added</text:p>
      <text:p text:style-name="P31">pick 9430a3c 4.txt added</text:p>
      <text:p text:style-name="P31"/>
      <text:p text:style-name="P31">s means squash , it means where pick is written the s wala will be merged to the previous pick ::</text:p>
      <text:p text:style-name="P31"/>
      <text:p text:style-name="P31">for eg :: pick 67c85f7 1.txt added</text:p>
      <text:p text:style-name="P31"><text:s text:c="15"/>s 603f8ab 2.txt added</text:p>
      <text:p text:style-name="P31"><text:tab/><text:tab/> <text:s/>s 66d758f 3.txt added</text:p>
      <text:p text:style-name="P31"><text:tab/><text:tab/> <text:s/>s 9430a3c 4.txt added</text:p>
      <text:p text:style-name="P31">here 2,3,4 ka above mey 1 hai to 1 mai update ya merge hoga 2,3,4</text:p>
      <text:p text:style-name="P31"/>
      <text:p text:style-name="P45"><text:span text:style-name="T67">and in eg2::</text:span><text:span text:style-name="T72">pick 67c85f7 1.txt added</text:span></text:p>
      <text:p text:style-name="P32"><text:s text:c="20"/>s 603f8ab 2.txt added</text:p>
      <text:p text:style-name="P32"><text:tab/><text:tab/> <text:s text:c="6"/>s 66d758f 3.txt added</text:p>
      <text:p text:style-name="P44"><text:span text:style-name="T72"><text:tab/><text:tab/> <text:s text:c="6"/></text:span><text:span text:style-name="T73">pick</text:span><text:span text:style-name="T72"> 9430a3c 4.txt added</text:span></text:p>
      <text:p text:style-name="P32">here 3,4 ka above mey 1 hai to 1 mai update ya merge hoga 3,4</text:p>
      <text:p text:style-name="P25"/>
      <text:p text:style-name="P25"/>
      <text:p text:style-name="P33"><text:span text:style-name="T12">WHAT </text:span><text:span text:style-name="T28">ARE</text:span><text:span text:style-name="T12"> MERGE CONFLICTS ?</text:span>:: </text:p>
      <text:p text:style-name="P33"/>
      <text:p text:style-name="P34">so many times what happened is that two people make same changes in a repository and send pull request now git get confused which one to merge so it ask the repo admin to resove it manually .. so this is a case of git merge conflicts.</text:p>
      <text:p text:style-name="P35"><text:soft-page-break/>NOTE : when our pr is merged with the main merge of the project make sure to make a git pull to local repo to get updated .</text:p>
      <text:p text:style-name="P35"/>
      <text:p text:style-name="P35">NOTE : <text:s text:c="2"/>when we create a branch for pull request and after it get merged , if you delete or not delete the branch whatever , make sure to checkout to main first the create other branch otherwise the new branch will be created from the issue wala branch which waspreviously created for pr.</text:p>
      <text:p text:style-name="P33"/>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23:47:29.901579283</meta:creation-date>
    <dc:date>2023-11-17T18:21:38.614707043</dc:date>
    <meta:editing-duration>PT13H11M43S</meta:editing-duration>
    <meta:editing-cycles>63</meta:editing-cycles>
    <meta:generator>LibreOffice/7.3.7.2$Linux_X86_64 LibreOffice_project/30$Build-2</meta:generator>
    <meta:document-statistic meta:table-count="0" meta:image-count="0" meta:object-count="0" meta:page-count="13" meta:paragraph-count="113" meta:word-count="1603" meta:character-count="9500" meta:non-whitespace-character-count="7865"/>
  </office:meta>
</office:document-meta>
</file>